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 style:master-page-name="Standard">
      <style:paragraph-properties fo:line-height="150%" fo:text-align="justify" style:justify-single-word="false" style:page-number="1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arte Um</text:span></text:p>
      <text:p text:style-name="P2"/>
      <text:p text:style-name="P1"><text:tab/><text:span text:style-name="T2">Para Nathaniel, segunda-feira era o dia menos ruim da semana, porque significava </text:span><text:span text:style-name="T3">lixo</text:span><text:span text:style-name="T2">. Tudo aquilo que a grandiosa cidade de Ue não usava mais, lixo tecnológico, era descartado junto com os mantimentos que eles mandavam uma vez por semana. </text:span></text:p>
      <text:p text:style-name="P1"><text:span text:style-name="T2"><text:tab/>Ele levanta junto com o despertador que ele mesmo tinha construído. A iluminação artificial que simulava o sol ainda não estava na sua potência máxima e entrava pelo buraco na parede que ele chamava de janela, e, naquele momento, ele usaria como porta. </text:span></text:p>
      <text:p text:style-name="P1"><text:span text:style-name="T2"><text:tab/>Transitando pelos becos e ruelas totalmente montados por peças de ferro remendadas. Poça de água pelo chão, frutos de vazamentos hidráulicos mal remendados. Cabos de energia pela ruas, a maioria com fiamento exposto. </text:span></text:p>
      <text:p text:style-name="P1"><text:span text:style-name="T2"><text:tab/>A plataforma ainda estava baixa. Havia sobrado poucas coisas, uma ou outra peça de roupa, mas tinha muita carcaça. Nathaniel, mais do que depressa, colocou na sua bolsa feita a mão e saiu de lá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5" meta:word-count="152" meta:character-count="916" meta:non-whitespace-character-count="762"/>
    <meta:generator>LibreOfficeDev/6.0.5.2$Linux_X86_64 LibreOffice_project/</meta:generator>
  </office:meta>
</office:document-meta>
</file>